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  <style:style style:name="P3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0.213cm"/>
        </style:tab-stops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INITION/ASSOCIATION DES PIN DE LA ARDUINO</text:p>
      <text:p text:style-name="P1"/>
      <text:p text:style-name="Standard"/>
      <text:p text:style-name="Standard">définition : droite et gauche définis ici par rapport a l'avant du robot (le plus logique en somme)</text:p>
      <text:p text:style-name="Standard"/>
      <text:p text:style-name="P2">roue codeuse droite <text:tab/>21</text:p>
      <text:p text:style-name="P2">roue codeuse gauche<text:tab/>18</text:p>
      <text:p text:style-name="P2"/>
      <text:p text:style-name="P2">capteur avant haut droit<text:tab/>A0</text:p>
      <text:p text:style-name="P2"><text:tab/>capteur avant haut gauche<text:tab/>A1</text:p>
      <text:p text:style-name="P2">capteur avant haut milieu<text:tab/>A2</text:p>
      <text:p text:style-name="P2">capteur arrière bas (N'EXISTE PLUS!)<text:tab/></text:p>
      <text:p text:style-name="P2">capteur avant bas droit<text:tab/>A4</text:p>
      <text:p text:style-name="P4">capteur avant bas<text:tab/>A5</text:p>
      <text:p text:style-name="P2">capteur avant bas gauche<text:tab/>A3</text:p>
      <text:p text:style-name="P2"/>
      <text:p text:style-name="P2">capteur couleur<text:tab/>A7/53</text:p>
      <text:p text:style-name="P2">53 a mettre a valeur haute</text:p>
      <text:p text:style-name="P2"/>
      <text:p text:style-name="P2">servo ( inutile ?? mais existe sur le circuit imprimé) <text:tab/>12</text:p>
      <text:p text:style-name="P2">servo porte gauche<text:tab/>11</text:p>
      <text:p text:style-name="P2">servo porte droite<text:tab/>10</text:p>
      <text:p text:style-name="P2">servo bras coude<text:tab/>9</text:p>
      <text:p text:style-name="P2">servo bras épaule<text:tab/>8</text:p>
      <text:p text:style-name="P3">servo motor droit<text:tab/>7</text:p>
      <text:p text:style-name="P3">servo motor gauche<text:tab/>6</text:p>
      <text:p text:style-name="P3"/>
      <text:p text:style-name="P2">pompe<text:tab/>5</text:p>
      <text:p text:style-name="P2"/>
      <text:p text:style-name="P2">signal jack<text:tab/>40/42</text:p>
      <text:p text:style-name="P2">40 a lire, 42 a mettre a HIGH</text:p>
      <text:p text:style-name="P2"/>
      <text:p text:style-name="P2">bouton poussoir (bras)<text:tab/>46/48</text:p>
      <text:p text:style-name="P2"><text:s/>46 a lire, 48 a mettre a HIGH</text:p>
      <text:p text:style-name="P2"/>
      <text:p text:style-name="P2">tapis roulant<text:tab/>2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TItotix</meta:initial-creator>
    <dc:creator>TItotix </dc:creator>
    <meta:creation-date>2012-05-01T10:10:00Z</meta:creation-date>
    <dc:date>2012-05-13T20:24:12</dc:date>
    <meta:editing-cycles>4</meta:editing-cycles>
    <meta:editing-duration>PT8H33M44S</meta:editing-duration>
    <meta:document-statistic meta:table-count="0" meta:image-count="0" meta:object-count="0" meta:page-count="1" meta:paragraph-count="27" meta:word-count="138" meta:character-count="732" meta:non-whitespace-character-count="614"/>
    <meta:template xlink:type="simple" xlink:actuate="onRequest" xlink:title="" xlink:href="Normal.dotm"/>
  </office:meta>
</office:document-meta>
</file>